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draw:stroke="none"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7" style:family="graphic" style:parent-style-name="standard">
      <style:graphic-properties draw:stroke="none" draw:fill="none" fo:min-height="4.06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gradient" draw:fill-color="#99ccff" draw:fill-gradient-name="Gradient_20_7" draw:gradient-step-count="0" draw:textarea-horizontal-align="center" draw:textarea-vertical-align="middle" draw:auto-grow-height="false" draw:shadow="hidden" draw:shadow-offset-x="0.152cm" draw:shadow-offset-y="0.152cm" draw:shadow-color="#c0c0c0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paragraph-properties fo:text-align="center"/>
      <style:text-properties fo:font-size="12pt" style:font-size-asian="14pt" style:font-size-complex="14pt"/>
    </style:style>
    <style:style style:name="P10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ourier 10 Pitch'" style:font-pitch="fixed"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10 Pitch'" style:font-pitch="fixed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096cm" svg:height="9.398cm" svg:x="-5.08cm" svg:y="4.572cm">
          <text:p text:style-name="P1"><text:span text:style-name="T1">Ex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932cm" svg:y1="4.417cm" svg:x2="7.948cm" svg:y2="4.417cm">
          <text:p/>
        </draw:line>
        <draw:line draw:style-name="gr3" draw:text-style-name="P1" draw:layer="layout" svg:x1="7.948cm" svg:y1="4.417cm" svg:x2="7.948cm" svg:y2="10.005cm">
          <text:p/>
        </draw:line>
        <draw:custom-shape draw:style-name="gr4" draw:text-style-name="P2" draw:layer="layout" svg:width="6.35cm" svg:height="1.732cm" svg:x="11.176cm" svg:y="10.968cm">
          <text:p text:style-name="P1"><text:span text:style-name="T1">exometer_collect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3.622cm" svg:y1="3.81cm" svg:x2="23.622cm" svg:y2="11.684cm">
          <text:p/>
        </draw:line>
        <draw:line draw:style-name="gr3" draw:text-style-name="P1" draw:layer="layout" svg:x1="0cm" svg:y1="7.62cm" svg:x2="1.524cm" svg:y2="7.62cm">
          <text:p/>
        </draw:line>
        <draw:line draw:style-name="gr2" draw:text-style-name="P2" draw:layer="layout" svg:x1="5.932cm" svg:y1="7.211cm" svg:x2="9.906cm" svg:y2="7.211cm">
          <text:p/>
        </draw:line>
        <draw:custom-shape draw:style-name="gr1" draw:text-style-name="P2" draw:layer="layout" svg:width="12.446cm" svg:height="4.572cm" svg:x="18.034cm" svg:y="11.43cm">
          <text:p text:style-name="P1"><text:span text:style-name="T1">Erlang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446cm" svg:height="3.397cm" svg:x="0.378cm" svg:y="1.016cm">
          <text:p text:style-name="P3"><text:span text:style-name="T2">exometer:new([db, cache, hits], spiral),</text:span></text:p>
          <text:p text:style-name="P3"><text:span text:style-name="T2"><text:line-break/></text:span><text:span text:style-name="T2">exometer_report:subscribe(exometer_report_collectd, </text:span></text:p>
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[db, cache, hits], 95_percent,</text:span></text:p>
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10000) %% Interval <text:s/></text:span></text:p>
          <text:p text:style-name="P3"><text:span text:style-name="T2">...</text:span><text:span text:style-name="T2"><text:line-break/></text:span><text:span text:style-name="T2">exometer:update([db, cache, hits], 2),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6" draw:layer="layout" svg:width="12.446cm" svg:height="1.633cm" svg:x="14.732cm" svg:y="1.016cm">
            <text:p text:style-name="P5"><text:span text:style-name="T3">app.config / exometer_adm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1.964cm" svg:height="0.603cm" svg:x="14.936cm" svg:y="1.792cm">
            <text:p text:style-name="P3"><text:span text:style-name="T2">{[db, '_'], spiral, [{ module, exometer_spiral }]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6" draw:layer="layout" svg:width="12.446cm" svg:height="5.588cm" svg:x="14.732cm" svg:y="6.35cm">
          <text:p text:style-name="P7"><text:span text:style-name="T3">exometer_report</text:span><text:span text:style-name="T4"><text:line-break/></text:span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.636cm" svg:height="2.286cm" svg:x="3.404cm" svg:y="10.036cm">
          <text:p text:style-name="P1"><text:span text:style-name="T1">exometer_spiral</text:span><text:span text:style-name="T1"><text:line-break/>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.62cm" svg:height="1.016cm" svg:x="2.032cm" svg:y="11.684cm">
          <text:p text:style-name="P3"><text:span text:style-name="T2">datatapoints() -&gt; </text:span></text:p>
          <text:p text:style-name="P3"><text:span text:style-name="T5">[ min, max, mean, median, 50, ...]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288cm" svg:y1="1.778cm" svg:x2="18.288cm" svg:y2="0.508cm">
          <text:p/>
        </draw:line>
        <draw:line draw:style-name="gr3" draw:text-style-name="P1" draw:layer="layout" svg:x1="7.952cm" svg:y1="0.508cm" svg:x2="18.288cm" svg:y2="0.508cm">
          <text:p/>
        </draw:line>
        <draw:line draw:style-name="gr3" draw:text-style-name="P1" draw:layer="layout" svg:x1="7.952cm" svg:y1="1.27cm" svg:x2="7.952cm" svg:y2="0.508cm">
          <text:p/>
        </draw:line>
        <draw:custom-shape draw:style-name="gr6" draw:text-style-name="P4" draw:layer="layout" svg:width="7.62cm" svg:height="1.016cm" svg:x="3.658cm" svg:y="11.052cm">
          <text:p text:style-name="P3"><text:span text:style-name="T2">datatapoints() -&gt; </text:span></text:p>
          <text:p text:style-name="P3"><text:span text:style-name="T5">[ min, max, mean, median, 50, ...]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2.457cm" svg:height="2.032cm" draw:transform="skewX (0.0150098315671512) translate (14.732cm 3.702cm)">
          <text:p text:style-name="P1"><text:span text:style-name="T1">exometer_entry</text:span><text:span text:style-name="T2"><text:line-break/></text:span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033cm" svg:height="1.016cm" svg:x="14.891cm" svg:y="4.464cm">
          <text:p text:style-name="P3"><text:span text:style-name="T2">exometer_spiral:new([db, cache, hits], exometer_spiral, </text:span></text:p>
          <text:p text:style-name="P3"><text:span text:style-name="T2">Op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6.51cm" svg:y1="4.572cm" svg:x2="16.51cm" svg:y2="3.302cm">
          <text:p/>
        </draw:line>
        <draw:line draw:style-name="gr3" draw:text-style-name="P1" draw:layer="layout" svg:x1="16.51cm" svg:y1="3.302cm" svg:x2="22.86cm" svg:y2="3.302cm">
          <text:p/>
        </draw:line>
        <draw:line draw:style-name="gr3" draw:text-style-name="P1" draw:layer="layout" svg:x1="22.86cm" svg:y1="3.302cm" svg:x2="22.86cm" svg:y2="2.286cm">
          <text:p/>
        </draw:line>
        <draw:frame draw:style-name="gr7" draw:text-style-name="P3" draw:layer="layout" svg:width="12.355cm" svg:height="4.318cm" svg:x="14.732cm" svg:y="7.112cm">
          <draw:text-box>
            <text:p text:style-name="P3"><text:span text:style-name="T6">erlang:send_after(10000, self(), {report, ...})</text:span></text:p>
            <text:p text:style-name="P3"><text:span text:style-name="T6">...</text:span></text:p>
            <text:p text:style-name="P3"><text:span text:style-name="T6">handle_info({ report, ... }) -&gt;</text:span></text:p>
            <text:p text:style-name="P3"><text:span text:style-name="T6">…</text:span></text:p>
            <text:p text:style-name="P3"><text:span text:style-name="T6"><text:s text:c="2"/></text:span><text:span text:style-name="T6">exometer_spiral:get_value([db, cache, hits],</text:span></text:p>
  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95_percent),</text:span></text:p>
            <text:p text:style-name="P3"><text:span text:style-name="T6"><text:s text:c="2"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13.716cm" svg:height="8.382cm" svg:x="0.77cm" svg:y="0.754cm">
          <text:p text:style-name="P8"><text:span text:style-name="T1">ex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2" draw:layer="layout" svg:width="5.588cm" svg:height="3.556cm" svg:x="8.39cm" svg:y="1.77cm">
            <text:p text:style-name="P8"><text:span text:style-name="T1">exometer_re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5.08cm" svg:height="0.762cm" svg:x="8.644cm" svg:y="2.732cm">
            <text:p text:style-name="P9">exometer_collect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5.08cm" svg:height="0.762cm" svg:x="8.644cm" svg:y="3.494cm">
            <text:p text:style-name="P9">exometer_graphi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5.08cm" svg:height="0.762cm" svg:x="8.644cm" svg:y="4.256cm">
            <text:p text:style-name="P9">exometer_stackdriv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5.588cm" svg:height="1.016cm" svg:x="8.39cm" svg:y="7.612cm">
          <text:p text:style-name="P8"><text:span text:style-name="T1">exometer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588cm" svg:height="1.016cm" svg:x="8.39cm" svg:y="6.342cm">
          <text:p text:style-name="P8"><text:span text:style-name="T1">exometer_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064cm" svg:height="1.016cm" svg:x="16.534cm" svg:y="2.024cm">
          <text:p text:style-name="P8"><text:span text:style-name="T1">collec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064cm" svg:height="1.016cm" svg:x="16.534cm" svg:y="3.448cm">
          <text:p text:style-name="P8"><text:span text:style-name="T1">Hosted Graph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064cm" svg:height="1.016cm" svg:x="16.534cm" svg:y="4.772cm">
          <text:p text:style-name="P8"><text:span text:style-name="T1">Stack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2" draw:layer="layout" svg:width="6.096cm" svg:height="6.858cm" svg:x="1.278cm" svg:y="1.77cm">
            <text:p text:style-name="P8"><text:span text:style-name="T1">exometer_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654cm" svg:y1="5.425cm" svg:x2="5.67cm" svg:y2="5.425cm">
            <text:p/>
          </draw:line>
          <draw:g>
            <draw:custom-shape draw:style-name="gr4" draw:text-style-name="P2" draw:layer="layout" svg:width="5.588cm" svg:height="3.556cm" svg:x="1.532cm" svg:y="2.84cm">
              <text:p text:style-name="P8"><text:span text:style-name="T1">exometer_prob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9" draw:layer="layout" svg:width="5.08cm" svg:height="0.762cm" svg:x="1.786cm" svg:y="3.802cm">
              <text:p text:style-name="P9">exometer_histogra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9" draw:layer="layout" svg:width="5.08cm" svg:height="0.762cm" svg:x="1.786cm" svg:y="4.564cm">
              <text:p text:style-name="P9">exometer_spira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9" draw:layer="layout" svg:width="5.08cm" svg:height="0.762cm" svg:x="1.786cm" svg:y="5.326cm">
              <text:p text:style-name="P9">exometer_uniform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2" draw:layer="layout" svg:width="5.588cm" svg:height="1.778cm" svg:x="1.532cm" svg:y="6.65cm">
              <text:p text:style-name="P8"><text:span text:style-name="T1">exometer_folso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9" draw:layer="layout" svg:width="2.54cm" svg:height="0.762cm" svg:x="3.056cm" svg:y="7.412cm">
              <text:p text:style-name="P9">folsom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0" draw:text-style-name="P1" draw:layer="layout" svg:x1="15.264cm" svg:y1="2.532cm" svg:x2="16.534cm" svg:y2="2.532cm">
          <text:p/>
        </draw:line>
        <draw:line draw:style-name="gr3" draw:text-style-name="P1" draw:layer="layout" svg:x1="13.74cm" svg:y1="3.14cm" svg:x2="15.264cm" svg:y2="3.14cm">
          <text:p/>
        </draw:line>
        <draw:line draw:style-name="gr3" draw:text-style-name="P1" draw:layer="layout" svg:x1="15.264cm" svg:y1="3.14cm" svg:x2="15.264cm" svg:y2="2.532cm">
          <text:p/>
        </draw:line>
        <draw:line draw:style-name="gr10" draw:text-style-name="P1" draw:layer="layout" svg:x1="13.74cm" svg:y1="3.956cm" svg:x2="16.534cm" svg:y2="3.956cm">
          <text:p/>
        </draw:line>
        <draw:line draw:style-name="gr10" draw:text-style-name="P1" draw:layer="layout" svg:x1="15.264cm" svg:y1="5.28cm" svg:x2="16.534cm" svg:y2="5.28cm">
          <text:p/>
        </draw:line>
        <draw:line draw:style-name="gr3" draw:text-style-name="P1" draw:layer="layout" svg:x1="13.74cm" svg:y1="4.664cm" svg:x2="15.264cm" svg:y2="4.664cm">
          <text:p/>
        </draw:line>
        <draw:line draw:style-name="gr3" draw:text-style-name="P1" draw:layer="layout" svg:x1="15.264cm" svg:y1="5.28cm" svg:x2="15.264cm" svg:y2="4.664cm">
          <text:p/>
        </draw:line>
        <draw:line draw:style-name="gr11" draw:text-style-name="P1" draw:layer="layout" svg:x1="20.582cm" svg:y1="2.786cm" svg:x2="21.344cm" svg:y2="2.786cm">
          <text:p/>
        </draw:line>
        <draw:line draw:style-name="gr11" draw:text-style-name="P1" draw:layer="layout" svg:x1="21.344cm" svg:y1="3.956cm" svg:x2="21.344cm" svg:y2="2.786cm">
          <text:p/>
        </draw:line>
        <draw:line draw:style-name="gr12" draw:text-style-name="P1" draw:layer="layout" svg:x1="21.344cm" svg:y1="3.956cm" svg:x2="20.582cm" svg:y2="3.956cm">
          <text:p/>
        </draw:line>
        <draw:line draw:style-name="gr11" draw:text-style-name="P1" draw:layer="layout" svg:x1="20.582cm" svg:y1="2.278cm" svg:x2="22.106cm" svg:y2="2.278cm">
          <text:p/>
        </draw:line>
        <draw:line draw:style-name="gr11" draw:text-style-name="P1" draw:layer="layout" svg:x1="22.106cm" svg:y1="5.226cm" svg:x2="22.106cm" svg:y2="2.278cm">
          <text:p/>
        </draw:line>
        <draw:line draw:style-name="gr12" draw:text-style-name="P1" draw:layer="layout" svg:x1="22.106cm" svg:y1="5.226cm" svg:x2="20.582cm" svg:y2="5.226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style:use-window-font-color="true" style:text-outline="false" style:text-line-through-style="none" fo:font-family="'Liberation Sans'" style:font-family-generic="roman" style:font-pitch="variable" fo:font-size="23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89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7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3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1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059cm" svg:x="1cm" svg:y="3.391cm"/>
      <draw:page-thumbnail draw:layer="backgroundobjects" svg:width="9.294cm" svg:height="5.059cm" svg:x="1cm" svg:y="11.439cm"/>
      <draw:page-thumbnail draw:layer="backgroundobjects" svg:width="9.294cm" svg:height="5.059cm" svg:x="1cm" svg:y="19.487cm"/>
      <draw:page-thumbnail draw:layer="backgroundobjects" svg:width="9.294cm" svg:height="5.059cm" svg:x="11.295cm" svg:y="3.391cm"/>
      <draw:page-thumbnail draw:layer="backgroundobjects" svg:width="9.294cm" svg:height="5.059cm" svg:x="11.295cm" svg:y="11.439cm"/>
      <draw:page-thumbnail draw:layer="backgroundobjects" svg:width="9.294cm" svg:height="5.059cm" svg:x="11.295cm" svg:y="19.487cm"/>
    </style:handout-master>
    <style:master-page style:name="Default" style:page-layout-name="PM1" draw:style-name="Mdp1">
      <draw:frame presentation:style-name="Default-title" draw:layer="backgroundobjects" svg:width="25.191cm" svg:height="2.544cm" svg:x="1.399cm" svg:y="0.607cm" presentation:class="title" presentation:placeholder="true">
        <draw:text-box/>
      </draw:frame>
      <draw:frame presentation:style-name="Default-outline1" draw:layer="backgroundobjects" svg:width="25.191cm" svg:height="8.839cm" svg:x="1.399cm" svg:y="3.565cm" presentation:class="outline" presentation:placeholder="true">
        <draw:text-box/>
      </draw:frame>
      <draw:frame presentation:style-name="Mpr1" draw:text-style-name="MP1" draw:layer="backgroundobjects" svg:width="6.521cm" svg:height="1.051cm" svg:x="1.399cm" svg:y="13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51cm" svg:x="9.572cm" svg:y="13.8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51cm" svg:x="20.069cm" svg:y="13.8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8H18M39S</meta:editing-duration>
    <meta:editing-cycles>49</meta:editing-cycles>
    <dc:date>2013-11-11T13:34:05</dc:date>
    <meta:generator>LibreOffice/3.6$Linux_x86 LibreOffice_project/360m1$Build-2</meta:generator>
    <dc:creator>magnus </dc:creator>
    <meta:document-statistic meta:object-count="85"/>
  </office:meta>
</office:document-meta>
</file>